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bb6" fo:border="0.74pt solid #000000"/>
    </style:style>
    <style:style style:name="ce7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6f9d4" fo:border="0.74pt solid #000000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ee6ef" fo:border="0.74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ixe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Question 1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3" table:number-rows-spanned="1">
            <text:p>Question 2</text:p>
          </table:table-cell>
          <table:covered-table-cell table:number-columns-repeated="2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size</text:p>
          </table:table-cell>
          <table:table-cell/>
          <table:table-cell table:style-name="ce5" office:value-type="string" calcext:value-type="string">
            <text:p>0w</text:p>
          </table:table-cell>
          <table:table-cell table:style-name="ce5" office:value-type="string" calcext:value-type="string">
            <text:p>1w</text:p>
          </table:table-cell>
          <table:table-cell table:style-name="ce5" office:value-type="string" calcext:value-type="string">
            <text:p>2w</text:p>
          </table:table-cell>
          <table:table-cell table:style-name="ce5"/>
          <table:table-cell table:style-name="ce5" office:value-type="string" calcext:value-type="string">
            <text:p>Gana 0</text:p>
          </table:table-cell>
          <table:table-cell table:style-name="ce5" office:value-type="string" calcext:value-type="string">
            <text:p>Gana 1</text:p>
          </table:table-cell>
          <table:table-cell table:style-name="ce5" office:value-type="string" calcext:value-type="string">
            <text:p>Gana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e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table:formula="of:=[.B3]*[.$F3]" office:value-type="float" office:value="10000" calcext:value-type="float">
            <text:p>10000</text:p>
          </table:table-cell>
          <table:table-cell table:style-name="ce6" table:formula="of:=[.C3]*[.$F3]" office:value-type="float" office:value="10000" calcext:value-type="float">
            <text:p>10000</text:p>
          </table:table-cell>
          <table:table-cell table:style-name="ce6" table:formula="of:=[.D3]*[.$F3]" office:value-type="float" office:value="10000" calcext:value-type="float">
            <text:p>10000</text:p>
          </table:table-cell>
          <table:table-cell table:style-name="ce5"/>
          <table:table-cell table:style-name="ce5" table:formula="of:=([.L3]/[.L$6])*[.$F$6]" office:value-type="float" office:value="126.984126984127" calcext:value-type="float">
            <text:p>126.984126984127</text:p>
          </table:table-cell>
          <table:table-cell table:style-name="ce5" table:formula="of:=([.M3]/[.M$6])*[.$F$6]" office:value-type="float" office:value="126.984126984127" calcext:value-type="float">
            <text:p>126.984126984127</text:p>
          </table:table-cell>
          <table:table-cell table:style-name="ce5" table:formula="of:=([.N3]/[.N$6])*[.$F$6]" office:value-type="float" office:value="126.984126984127" calcext:value-type="float">
            <text:p>126.98412698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" table:formula="of:=[.B4]*[.$F4]" office:value-type="float" office:value="2500" calcext:value-type="float">
            <text:p>2500</text:p>
          </table:table-cell>
          <table:table-cell table:style-name="ce6" table:formula="of:=[.C4]*[.$F4]" office:value-type="float" office:value="2500" calcext:value-type="float">
            <text:p>2500</text:p>
          </table:table-cell>
          <table:table-cell table:style-name="ce6" table:formula="of:=[.D4]*[.$F4]" office:value-type="float" office:value="2500" calcext:value-type="float">
            <text:p>2500</text:p>
          </table:table-cell>
          <table:table-cell table:style-name="ce5"/>
          <table:table-cell table:style-name="ce5" table:formula="of:=([.L4]/[.L$6])*[.$F$6]" office:value-type="float" office:value="31.7460317460317" calcext:value-type="float">
            <text:p>31.7460317460317</text:p>
          </table:table-cell>
          <table:table-cell table:style-name="ce5" table:formula="of:=([.M4]/[.M$6])*[.$F$6]" office:value-type="float" office:value="31.7460317460317" calcext:value-type="float">
            <text:p>31.7460317460317</text:p>
          </table:table-cell>
          <table:table-cell table:style-name="ce5" table:formula="of:=([.N4]/[.N$6])*[.$F$6]" office:value-type="float" office:value="31.7460317460317" calcext:value-type="float">
            <text:p>31.7460317460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table:formula="of:=[.B5]*[.$F5]" office:value-type="float" office:value="100" calcext:value-type="float">
            <text:p>100</text:p>
          </table:table-cell>
          <table:table-cell table:style-name="ce6" table:formula="of:=[.C5]*[.$F5]" office:value-type="float" office:value="100" calcext:value-type="float">
            <text:p>100</text:p>
          </table:table-cell>
          <table:table-cell table:style-name="ce6" table:formula="of:=[.D5]*[.$F5]" office:value-type="float" office:value="100" calcext:value-type="float">
            <text:p>100</text:p>
          </table:table-cell>
          <table:table-cell table:style-name="ce5"/>
          <table:table-cell table:style-name="ce5" table:formula="of:=([.L5]/[.L$6])*[.$F$6]" office:value-type="float" office:value="1.26984126984127" calcext:value-type="float">
            <text:p>1.26984126984127</text:p>
          </table:table-cell>
          <table:table-cell table:style-name="ce5" table:formula="of:=([.M5]/[.M$6])*[.$F$6]" office:value-type="float" office:value="1.26984126984127" calcext:value-type="float">
            <text:p>1.26984126984127</text:p>
          </table:table-cell>
          <table:table-cell table:style-name="ce5" table:formula="of:=([.N5]/[.N$6])*[.$F$6]" office:value-type="float" office:value="1.26984126984127" calcext:value-type="float">
            <text:p>1.2698412698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table:formula="of:=SUM([.B3:.B5])" office:value-type="float" office:value="160" calcext:value-type="float">
            <text:p>160</text:p>
          </table:table-cell>
          <table:table-cell table:formula="of:=SUM([.C3:.C5])" office:value-type="float" office:value="160" calcext:value-type="float">
            <text:p>160</text:p>
          </table:table-cell>
          <table:table-cell table:formula="of:=SUM([.D3:.D5])" office:value-type="float" office:value="160" calcext:value-type="float">
            <text:p>160</text:p>
          </table:table-cell>
          <table:table-cell/>
          <table:table-cell table:formula="of:=SUM([.F3:.F5];[.F7])" office:value-type="float" office:value="160" calcext:value-type="float">
            <text:p>160</text:p>
          </table:table-cell>
          <table:table-cell table:number-columns-repeated="3"/>
          <table:table-cell table:formula="of:=SUM([.J3:.J5];[.J7])" office:value-type="float" office:value="260" calcext:value-type="float">
            <text:p>260</text:p>
          </table:table-cell>
          <table:table-cell/>
          <table:table-cell table:style-name="ce5" table:formula="of:=SUM([.L3:.L5])" office:value-type="float" office:value="12600" calcext:value-type="float">
            <text:p>12600</text:p>
          </table:table-cell>
          <table:table-cell table:style-name="ce5" table:formula="of:=SUM([.M3:.M5])" office:value-type="float" office:value="12600" calcext:value-type="float">
            <text:p>12600</text:p>
          </table:table-cell>
          <table:table-cell table:style-name="ce5" table:formula="of:=SUM([.N3:.N5])" office:value-type="float" office:value="12600" calcext:value-type="float">
            <text:p>12600</text:p>
          </table:table-cell>
          <table:table-cell table:style-name="ce5"/>
          <table:table-cell table:style-name="ce5" table:formula="of:=SUM([.P3:.P5])" office:value-type="float" office:value="160" calcext:value-type="float">
            <text:p>160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a (initial)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style-name="ce5" office:value-type="string" calcext:value-type="string">
            <text:p>totalw</text:p>
          </table:table-cell>
          <table:table-cell table:style-name="ce5" table:formula="of:=SUM([.L3:.N5])" office:value-type="float" office:value="37800" calcext:value-type="float">
            <text:p>37800</text:p>
          </table:table-cell>
          <table:table-cell table:style-name="ce5" table:number-columns-repeated="4"/>
          <table:table-cell table:number-columns-repeated="2"/>
        </table:table-row>
        <table:table-row table:style-name="ro1" table:number-rows-repeated="3"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0 &amp; Hi (w)</text:p>
          </table:table-cell>
          <table:table-cell office:value-type="string" calcext:value-type="string">
            <text:p>0 &amp; Lo (w)</text:p>
          </table:table-cell>
          <table:table-cell/>
          <table:table-cell office:value-type="string" calcext:value-type="string">
            <text:p>Gana Hi</text:p>
          </table:table-cell>
          <table:table-cell table:style-name="Default" office:value-type="string" calcext:value-type="string">
            <text:p>Gana Lo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alice</text:p>
          </table:table-cell>
          <table:table-cell table:formula="of:=[.H3]*[.$J3]" office:value-type="float" office:value="2500" calcext:value-type="float">
            <text:p>2500</text:p>
          </table:table-cell>
          <table:table-cell table:formula="of:=[.I3]*[.$J3]" office:value-type="float" office:value="7500" calcext:value-type="float">
            <text:p>7500</text:p>
          </table:table-cell>
          <table:table-cell/>
          <table:table-cell table:formula="of:=([.L12]/[.L$15])*[.$J$6]" office:value-type="float" office:value="135.416666666667" calcext:value-type="float">
            <text:p>135.416666666667</text:p>
          </table:table-cell>
          <table:table-cell table:style-name="Default" table:formula="of:=([.M12]/[.M$15])*[.$J$6]" office:value-type="float" office:value="174.107142857143" calcext:value-type="float">
            <text:p>174.10714285714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ob</text:p>
          </table:table-cell>
          <table:table-cell table:formula="of:=[.H4]*[.$J4]" office:value-type="float" office:value="1500" calcext:value-type="float">
            <text:p>1500</text:p>
          </table:table-cell>
          <table:table-cell table:formula="of:=[.I4]*[.$J4]" office:value-type="float" office:value="3500" calcext:value-type="float">
            <text:p>3500</text:p>
          </table:table-cell>
          <table:table-cell/>
          <table:table-cell table:formula="of:=([.L13]/[.L$15])*[.$J$6]" office:value-type="float" office:value="81.25" calcext:value-type="float">
            <text:p>81.25</text:p>
          </table:table-cell>
          <table:table-cell table:style-name="Default" table:formula="of:=([.M13]/[.M$15])*[.$J$6]" office:value-type="float" office:value="81.25" calcext:value-type="float">
            <text:p>81.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carol</text:p>
          </table:table-cell>
          <table:table-cell table:formula="of:=[.H5]*[.$J5]" office:value-type="float" office:value="800" calcext:value-type="float">
            <text:p>800</text:p>
          </table:table-cell>
          <table:table-cell table:formula="of:=[.I5]*[.$J5]" office:value-type="float" office:value="200" calcext:value-type="float">
            <text:p>200</text:p>
          </table:table-cell>
          <table:table-cell/>
          <table:table-cell table:formula="of:=([.L14]/[.L$15])*[.$J$6]" office:value-type="float" office:value="43.3333333333333" calcext:value-type="float">
            <text:p>43.3333333333333</text:p>
          </table:table-cell>
          <table:table-cell table:style-name="Default" table:formula="of:=([.M14]/[.M$15])*[.$J$6]" office:value-type="float" office:value="4.64285714285714" calcext:value-type="float">
            <text:p>4.6428571428571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global</text:p>
          </table:table-cell>
          <table:table-cell table:formula="of:=SUM([.L12:.L14])" office:value-type="float" office:value="4800" calcext:value-type="float">
            <text:p>4800</text:p>
          </table:table-cell>
          <table:table-cell table:formula="of:=SUM([.M12:.M14])" office:value-type="float" office:value="11200" calcext:value-type="float">
            <text:p>1120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5" table:number-rows-spanned="1">
            <text:p>test_matrix_libreoffice</text:p>
          </table:table-cell>
          <table:covered-table-cell table:number-columns-repeated="4" table:style-name="ce7"/>
          <table:table-cell/>
          <table:table-cell table:style-name="ce7" table:number-columns-repeated="4"/>
        </table:table-row>
        <table:table-row table:style-name="ro1">
          <table:table-cell table:number-columns-repeated="10"/>
          <table:table-cell table:style-name="ce4" office:value-type="string" calcext:value-type="string">
            <text:p>50/50</text:p>
          </table:table-cell>
          <table:table-cell table:style-name="ce4" office:value-type="string" calcext:value-type="string">
            <text:p>Distributor 1</text:p>
          </table:table-cell>
          <table:table-cell table:style-name="ce4" table:formula="of:=1*10^18" office:value-type="float" office:value="1E+018" calcext:value-type="float" table:number-columns-spanned="3" table:number-rows-spanned="1">
            <text:p>1E+018</text:p>
          </table:table-cell>
          <table:covered-table-cell table:number-columns-repeated="2" table:style-name="ce4"/>
          <table:table-cell/>
          <table:table-cell office:value-type="string" calcext:value-type="string" table:number-columns-spanned="4" table:number-rows-spanned="1">
            <text:p>gains (corrected)</text:p>
          </table:table-cell>
          <table:covered-table-cell table:number-columns-repeated="3"/>
        </table:table-row>
        <table:table-row table:style-name="ro1">
          <table:table-cell table:number-columns-repeated="10"/>
          <table:table-cell table:style-name="ce4" office:value-type="string" calcext:value-type="string">
            <text:p>Distributor 2</text:p>
          </table:table-cell>
          <table:table-cell table:style-name="ce4" office:value-type="string" calcext:value-type="string">
            <text:p>Ali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ali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table:style-name="ce4" table:formula="of:=1*10^18" office:value-type="float" office:value="1E+018" calcext:value-type="float" table:number-columns-spanned="1" table:number-rows-spanned="2">
            <text:p>1E+018</text:p>
          </table:table-cell>
          <table:table-cell table:style-name="ce4" office:value-type="string" calcext:value-type="string">
            <text:p>Hi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hi</text:p>
          </table:table-cell>
          <table:table-cell table:style-name="ce13" table:formula="of:=((([.M24]*[.$M$22])/ [.L38])*[.$O$36])/10^18" office:value-type="float" office:value="0.882352941176471" calcext:value-type="float">
            <text:p>0.882352941176471</text:p>
          </table:table-cell>
          <table:table-cell table:style-name="ce13" table:formula="of:=((([.N24]*[.$M$22])/ [.M38])*[.$O$36])/10^18" office:value-type="float" office:value="0.555555555555555" calcext:value-type="float">
            <text:p>0.555555555555555</text:p>
          </table:table-cell>
          <table:table-cell table:style-name="ce13" table:formula="of:=((([.O24]*[.$M$22])/ [.N38])*[.$O$36])/10^18" office:value-type="float" office:value="1.875" calcext:value-type="float">
            <text:p>1.875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L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table:style-name="ce13" office:value-type="string" calcext:value-type="string">
            <text:p>lo</text:p>
          </table:table-cell>
          <table:table-cell table:style-name="ce13" table:formula="of:=((([.M25]*[.$M$22])/ [.L39])*[.$O$36])/10^18" office:value-type="float" office:value="0.3" calcext:value-type="float">
            <text:p>0.3</text:p>
          </table:table-cell>
          <table:table-cell table:style-name="ce13" table:formula="of:=((([.N25]*[.$M$22])/ [.M39])*[.$O$36])/10^18" office:value-type="float" office:value="0.75" calcext:value-type="float">
            <text:p>0.75</text:p>
          </table:table-cell>
          <table:table-cell table:style-name="ce13" table:formula="of:=((([.O25]*[.$M$22])/ [.N39])*[.$O$36])/10^18" office:value-type="float" office:value="1.75" calcext:value-type="float">
            <text:p>1.75</text:p>
          </table:table-cell>
        </table:table-row>
        <table:table-row table:style-name="ro1">
          <table:table-cell table:number-columns-repeated="10"/>
          <table:table-cell table:style-name="ce7" table:number-columns-repeated="5"/>
          <table:table-cell/>
          <table:table-cell table:style-name="ce7" table:number-columns-repeated="4"/>
        </table:table-row>
        <table:table-row table:style-name="ro1">
          <table:table-cell table:number-columns-repeated="10"/>
          <table:table-cell table:style-name="ce4" office:value-type="string" calcext:value-type="string">
            <text:p>50/50</text:p>
          </table:table-cell>
          <table:table-cell table:style-name="ce4" office:value-type="string" calcext:value-type="string">
            <text:p>Distributor 1</text:p>
          </table:table-cell>
          <table:table-cell table:style-name="ce4" table:formula="of:=1*10^18" office:value-type="float" office:value="1E+018" calcext:value-type="float" table:number-columns-spanned="3" table:number-rows-spanned="1">
            <text:p>1E+018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Distributor 2</text:p>
          </table:table-cell>
          <table:table-cell table:style-name="ce4" office:value-type="string" calcext:value-type="string">
            <text:p>Bo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bob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table:style-name="ce4" table:formula="of:=1*10^18" office:value-type="float" office:value="1E+018" calcext:value-type="float" table:number-columns-spanned="1" table:number-rows-spanned="2">
            <text:p>1E+018</text:p>
          </table:table-cell>
          <table:table-cell table:style-name="ce4" office:value-type="string" calcext:value-type="string">
            <text:p>H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hi</text:p>
          </table:table-cell>
          <table:table-cell table:style-name="ce13" table:formula="of:=((([.M29]*[.$M$27])/ [.L38])*[.$O$36])/10^18" office:value-type="float" office:value="1.76470588235294" calcext:value-type="float">
            <text:p>1.76470588235294</text:p>
          </table:table-cell>
          <table:table-cell table:style-name="ce13" table:formula="of:=((([.N29]*[.$M$27])/ [.M38])*[.$O$36])/10^18" office:value-type="float" office:value="0.666666666666667" calcext:value-type="float">
            <text:p>0.666666666666667</text:p>
          </table:table-cell>
          <table:table-cell table:style-name="ce13" table:formula="of:=((([.O29]*[.$M$27])/ [.N38])*[.$O$36])/10^18" office:value-type="float" office:value="0.75" calcext:value-type="float">
            <text:p>0.75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Lo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lo</text:p>
          </table:table-cell>
          <table:table-cell table:style-name="ce13" table:formula="of:=((([.M30]*[.$M$27])/ [.L39])*[.$O$36])/10^18" office:value-type="float" office:value="1.8" calcext:value-type="float">
            <text:p>1.8</text:p>
          </table:table-cell>
          <table:table-cell table:style-name="ce13" table:formula="of:=((([.N30]*[.$M$27])/ [.M39])*[.$O$36])/10^18" office:value-type="float" office:value="0.75" calcext:value-type="float">
            <text:p>0.75</text:p>
          </table:table-cell>
          <table:table-cell table:style-name="ce13" table:formula="of:=((([.O30]*[.$M$27])/ [.N39])*[.$O$36])/10^18" office:value-type="float" office:value="0.5" calcext:value-type="float">
            <text:p>0.5</text:p>
          </table:table-cell>
        </table:table-row>
        <table:table-row table:style-name="ro1">
          <table:table-cell table:number-columns-repeated="10"/>
          <table:table-cell table:style-name="ce7" table:number-columns-repeated="5"/>
          <table:table-cell/>
          <table:table-cell table:style-name="ce7" table:number-columns-repeated="4"/>
        </table:table-row>
        <table:table-row table:style-name="ro1">
          <table:table-cell table:number-columns-repeated="10"/>
          <table:table-cell table:style-name="ce4" office:value-type="string" calcext:value-type="string">
            <text:p>50/50</text:p>
          </table:table-cell>
          <table:table-cell table:style-name="ce4" office:value-type="string" calcext:value-type="string">
            <text:p>Distributor 1</text:p>
          </table:table-cell>
          <table:table-cell table:style-name="ce4" table:formula="of:=1*10^18" office:value-type="float" office:value="1E+018" calcext:value-type="float" table:number-columns-spanned="3" table:number-rows-spanned="1">
            <text:p>1E+018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 calcext:value-type="string">
            <text:p>Distributor 2</text:p>
          </table:table-cell>
          <table:table-cell table:style-name="ce4" office:value-type="string" calcext:value-type="string">
            <text:p>Caro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carol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table:style-name="ce4" table:formula="of:=1*10^18" office:value-type="float" office:value="1E+018" calcext:value-type="float" table:number-columns-spanned="1" table:number-rows-spanned="2">
            <text:p>1E+018</text:p>
          </table:table-cell>
          <table:table-cell table:style-name="ce4" office:value-type="string" calcext:value-type="string">
            <text:p>H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hi</text:p>
          </table:table-cell>
          <table:table-cell table:style-name="ce13" table:formula="of:=((([.M34]*[.$M$32])/ [.L38])*[.$O$36])/10^18" office:value-type="float" office:value="0.352941176470588" calcext:value-type="float">
            <text:p>0.352941176470588</text:p>
          </table:table-cell>
          <table:table-cell table:style-name="ce13" table:formula="of:=((([.N34]*[.$M$32])/ [.M38])*[.$O$36])/10^18" office:value-type="float" office:value="1.77777777777778" calcext:value-type="float">
            <text:p>1.77777777777778</text:p>
          </table:table-cell>
          <table:table-cell table:style-name="ce13" table:formula="of:=((([.O34]*[.$M$32])/ [.N38])*[.$O$36])/10^18" office:value-type="float" office:value="0.375" calcext:value-type="float">
            <text:p>0.375</text:p>
          </table:table-cell>
        </table:table-row>
        <table:table-row table:style-name="ro1">
          <table:table-cell table:number-columns-repeated="10"/>
          <table:covered-table-cell table:style-name="ce4"/>
          <table:table-cell table:style-name="ce4" office:value-type="string" calcext:value-type="string">
            <text:p>L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lo</text:p>
          </table:table-cell>
          <table:table-cell table:style-name="ce13" table:formula="of:=((([.M35]*[.$M$32])/ [.L39])*[.$O$36])/10^18" office:value-type="float" office:value="0.9" calcext:value-type="float">
            <text:p>0.9</text:p>
          </table:table-cell>
          <table:table-cell table:style-name="ce13" table:formula="of:=((([.N35]*[.$M$32])/ [.M39])*[.$O$36])/10^18" office:value-type="float" office:value="1.5" calcext:value-type="float">
            <text:p>1.5</text:p>
          </table:table-cell>
          <table:table-cell table:style-name="ce13" table:formula="of:=((([.O35]*[.$M$32])/ [.N39])*[.$O$36])/10^18" office:value-type="float" office:value="0.75" calcext:value-type="float">
            <text:p>0.75</text:p>
          </table:table-cell>
        </table:table-row>
        <table:table-row table:style-name="ro1">
          <table:table-cell table:number-columns-repeated="10"/>
          <table:table-cell table:style-name="ce10" office:value-type="string" calcext:value-type="string">
            <text:p>extras</text:p>
          </table:table-cell>
          <table:table-cell table:style-name="ce10" office:value-type="float" office:value="100" calcext:value-type="float">
            <text:p>100</text:p>
          </table:table-cell>
          <table:table-cell table:style-name="ce10"/>
          <table:table-cell table:style-name="ce10" office:value-type="string" calcext:value-type="string">
            <text:p>total</text:p>
          </table:table-cell>
          <table:table-cell table:style-name="ce10" table:formula="of:=[.K24]+[.K29]+[.K34]+[.L36]" office:value-type="float" office:value="3E+018" calcext:value-type="float">
            <text:p>3E+018</text:p>
          </table:table-cell>
          <table:table-cell/>
          <table:table-cell table:style-name="ce7" table:number-columns-repeated="4"/>
        </table:table-row>
        <table:table-row table:style-name="ro1">
          <table:table-cell table:number-columns-repeated="10"/>
          <table:table-cell table:style-name="ce10" office:value-type="string" calcext:value-type="string">
            <text:p>weight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/>
          <table:table-cell table:style-name="ce7" table:number-columns-repeated="4"/>
        </table:table-row>
        <table:table-row table:style-name="ro1">
          <table:table-cell table:number-columns-repeated="10"/>
          <table:table-cell table:style-name="ce10" office:value-type="string" calcext:value-type="string">
            <text:p>hi</text:p>
          </table:table-cell>
          <table:table-cell table:style-name="ce10" table:formula="of:=[.M24]*[.$M$22]+ [.M29]*[.$M$27]+ [.M34]*[.$M$32]" office:value-type="float" office:value="8.5E+019" calcext:value-type="float">
            <text:p>8.5E+019</text:p>
          </table:table-cell>
          <table:table-cell table:style-name="ce10" table:formula="of:=[.N24]*[.$M$22]+ [.N29]*[.$M$27]+ [.N34]*[.$M$32]" office:value-type="float" office:value="1.35E+020" calcext:value-type="float">
            <text:p>1.35E+020</text:p>
          </table:table-cell>
          <table:table-cell table:style-name="ce10" table:formula="of:=[.O24]*[.$M$22]+ [.O29]*[.$M$27]+ [.O34]*[.$M$32]" office:value-type="float" office:value="8E+019" calcext:value-type="float">
            <text:p>8E+019</text:p>
          </table:table-cell>
          <table:table-cell table:style-name="ce10"/>
          <table:table-cell/>
          <table:table-cell table:style-name="ce7" table:number-columns-repeated="4"/>
        </table:table-row>
        <table:table-row table:style-name="ro1">
          <table:table-cell table:number-columns-repeated="10"/>
          <table:table-cell table:style-name="ce10" office:value-type="string" calcext:value-type="string">
            <text:p>lo</text:p>
          </table:table-cell>
          <table:table-cell table:style-name="ce10" table:formula="of:=[.M25]*[.$M$22]+ [.M30]*[.$M$27]+ [.M35]*[.$M$32]" office:value-type="float" office:value="1E+020" calcext:value-type="float">
            <text:p>1E+020</text:p>
          </table:table-cell>
          <table:table-cell table:style-name="ce10" table:formula="of:=[.N25]*[.$M$22]+ [.N30]*[.$M$27]+ [.N35]*[.$M$32]" office:value-type="float" office:value="8E+019" calcext:value-type="float">
            <text:p>8E+019</text:p>
          </table:table-cell>
          <table:table-cell table:style-name="ce10" table:formula="of:=[.O25]*[.$M$22]+ [.O30]*[.$M$27]+ [.O35]*[.$M$32]" office:value-type="float" office:value="1.2E+020" calcext:value-type="float">
            <text:p>1.2E+020</text:p>
          </table:table-cell>
          <table:table-cell table:style-name="ce10"/>
          <table:table-cell/>
          <table:table-cell table:style-name="ce7" table:number-columns-repeated="4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0w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Gana 0</text:p>
          </table:table-cell>
          <table:table-cell office:value-type="string" calcext:value-type="string">
            <text:p>Gana 1</text:p>
          </table:table-cell>
          <table:table-cell office:value-type="string" calcext:value-type="string">
            <text:p>Gana 2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" table:formula="of:=[.B2]*[.$F2]" office:value-type="float" office:value="2500" calcext:value-type="float">
            <text:p>2500</text:p>
          </table:table-cell>
          <table:table-cell table:style-name="ce1" table:formula="of:=[.C2]*[.$F2]" office:value-type="float" office:value="7500" calcext:value-type="float">
            <text:p>7500</text:p>
          </table:table-cell>
          <table:table-cell table:style-name="ce1" table:formula="of:=[.D2]*[.$F2]" office:value-type="float" office:value="0" calcext:value-type="float">
            <text:p>0</text:p>
          </table:table-cell>
          <table:table-cell/>
          <table:table-cell table:formula="of:=([.H2]/[.H$5])*[.$F$5]" office:value-type="float" office:value="104.166666666667" calcext:value-type="float">
            <text:p>104.166666666667</text:p>
          </table:table-cell>
          <table:table-cell table:formula="of:=([.I2]/[.I$5])*[.$F$5]" office:value-type="float" office:value="162.835249042146" calcext:value-type="float">
            <text:p>162.835249042146</text:p>
          </table:table-cell>
          <table:table-cell table:formula="of:=([.J2]/[.J$5])*[.$F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" table:formula="of:=[.B3]*[.$F3]" office:value-type="float" office:value="1250" calcext:value-type="float">
            <text:p>1250</text:p>
          </table:table-cell>
          <table:table-cell table:style-name="ce1" table:formula="of:=[.C3]*[.$F3]" office:value-type="float" office:value="0" calcext:value-type="float">
            <text:p>0</text:p>
          </table:table-cell>
          <table:table-cell table:style-name="ce1" table:formula="of:=[.D3]*[.$F3]" office:value-type="float" office:value="3750" calcext:value-type="float">
            <text:p>3750</text:p>
          </table:table-cell>
          <table:table-cell/>
          <table:table-cell table:formula="of:=([.H3]/[.H$5])*[.$F$5]" office:value-type="float" office:value="52.0833333333333" calcext:value-type="float">
            <text:p>52.0833333333333</text:p>
          </table:table-cell>
          <table:table-cell table:formula="of:=([.I3]/[.I$5])*[.$F$5]" office:value-type="float" office:value="0" calcext:value-type="float">
            <text:p>0</text:p>
          </table:table-cell>
          <table:table-cell table:formula="of:=([.J3]/[.J$5])*[.$F$5]" office:value-type="float" office:value="156.25" calcext:value-type="float">
            <text:p>156.25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" table:formula="of:=[.B4]*[.$F4]" office:value-type="float" office:value="330" calcext:value-type="float">
            <text:p>330</text:p>
          </table:table-cell>
          <table:table-cell table:style-name="ce1" table:formula="of:=[.C4]*[.$F4]" office:value-type="float" office:value="330" calcext:value-type="float">
            <text:p>330</text:p>
          </table:table-cell>
          <table:table-cell table:style-name="ce1" table:formula="of:=[.D4]*[.$F4]" office:value-type="float" office:value="330" calcext:value-type="float">
            <text:p>330</text:p>
          </table:table-cell>
          <table:table-cell/>
          <table:table-cell table:formula="of:=([.H4]/[.H$5])*[.$F$5]" office:value-type="float" office:value="13.75" calcext:value-type="float">
            <text:p>13.75</text:p>
          </table:table-cell>
          <table:table-cell table:formula="of:=([.I4]/[.I$5])*[.$F$5]" office:value-type="float" office:value="7.16475095785441" calcext:value-type="float">
            <text:p>7.16475095785441</text:p>
          </table:table-cell>
          <table:table-cell table:formula="of:=([.J4]/[.J$5])*[.$F$5]"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formula="of:=SUM([.B2:.B4])" office:value-type="float" office:value="83" calcext:value-type="float">
            <text:p>83</text:p>
          </table:table-cell>
          <table:table-cell table:formula="of:=SUM([.C2:.C4])" office:value-type="float" office:value="108" calcext:value-type="float">
            <text:p>108</text:p>
          </table:table-cell>
          <table:table-cell table:formula="of:=SUM([.D2:.D4])" office:value-type="float" office:value="108" calcext:value-type="float">
            <text:p>108</text:p>
          </table:table-cell>
          <table:table-cell/>
          <table:table-cell table:formula="of:=SUM([.F2:.F4];[.F6])" office:value-type="float" office:value="170" calcext:value-type="float">
            <text:p>170</text:p>
          </table:table-cell>
          <table:table-cell/>
          <table:table-cell table:formula="of:=SUM([.H2:.H4])" office:value-type="float" office:value="4080" calcext:value-type="float">
            <text:p>4080</text:p>
          </table:table-cell>
          <table:table-cell table:formula="of:=SUM([.I2:.I4])" office:value-type="float" office:value="7830" calcext:value-type="float">
            <text:p>7830</text:p>
          </table:table-cell>
          <table:table-cell table:formula="of:=SUM([.J2:.J4])" office:value-type="float" office:value="4080" calcext:value-type="float">
            <text:p>4080</text:p>
          </table:table-cell>
          <table:table-cell/>
          <table:table-cell table:formula="of:=SUM([.L2:.L4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(initial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w</text:p>
          </table:table-cell>
          <table:table-cell table:formula="of:=SUM([.H2:.J4])" office:value-type="float" office:value="15990" calcext:value-type="float">
            <text:p>159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9:42:34.136493068</meta:creation-date>
    <dc:date>2022-12-11T18:32:09.234829391</dc:date>
    <meta:editing-duration>PT1H54M35S</meta:editing-duration>
    <meta:editing-cycles>18</meta:editing-cycles>
    <meta:generator>LibreOffice/7.3.7.2$Linux_X86_64 LibreOffice_project/30$Build-2</meta:generator>
    <meta:document-statistic meta:table-count="2" meta:cell-count="254" meta:object-count="0"/>
  </office:meta>
</office:document-meta>
</file>